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79in" svg:height="3.5398in" svg:x="2.3409in" svg:y="0.315in">
            <draw:object draw:notify-on-update-of-ranges="Sheet1.A1:Sheet1.A481 Sheet1.B1:Sheet1.B4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79in" svg:height="3.5398in" svg:x="2.1567in" svg:y="4.1909in">
            <draw:object draw:notify-on-update-of-ranges="Sheet1.C1:Sheet1.C481 Sheet1.D1:Sheet1.D4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5">
            <text:p>135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35">
            <text:p>135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35">
            <text:p>135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35">
            <text:p>135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7">
            <text:p>13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37">
            <text:p>13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37">
            <text:p>13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8">
            <text:p>138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9">
            <text:p>139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1">
            <text:p>141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43">
            <text:p>143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43">
            <text:p>14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4">
            <text:p>144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46">
            <text:p>14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6">
            <text:p>146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7">
            <text:p>147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7">
            <text:p>147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9">
            <text:p>14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9">
            <text:p>149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72">
            <text:p>7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0">
            <text:p>150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7">
            <text:p>157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9">
            <text:p>159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9">
            <text:p>159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9">
            <text:p>159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9">
            <text:p>159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9">
            <text:p>159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0">
            <text:p>16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0">
            <text:p>16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60">
            <text:p>16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60">
            <text:p>16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60">
            <text:p>160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1">
            <text:p>161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1">
            <text:p>161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61">
            <text:p>161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61">
            <text:p>161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61">
            <text:p>161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62">
            <text:p>162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2">
            <text:p>162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62">
            <text:p>162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62">
            <text:p>162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62">
            <text:p>162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63">
            <text:p>163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4">
            <text:p>164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4">
            <text:p>164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64">
            <text:p>164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64">
            <text:p>164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64">
            <text:p>164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65">
            <text:p>165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65">
            <text:p>165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65">
            <text:p>165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65">
            <text:p>165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65">
            <text:p>165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67">
            <text:p>167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67">
            <text:p>167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67">
            <text:p>167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67">
            <text:p>167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67">
            <text:p>167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68">
            <text:p>168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68">
            <text:p>168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68">
            <text:p>168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68">
            <text:p>168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9">
            <text:p>169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69">
            <text:p>169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69">
            <text:p>169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69">
            <text:p>169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1">
            <text:p>171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1">
            <text:p>171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1">
            <text:p>171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73">
            <text:p>173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73">
            <text:p>173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73">
            <text:p>173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76">
            <text:p>17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76">
            <text:p>17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76">
            <text:p>176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77">
            <text:p>17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77">
            <text:p>17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77">
            <text:p>17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78">
            <text:p>178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8">
            <text:p>178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8">
            <text:p>178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79">
            <text:p>179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79">
            <text:p>179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0">
            <text:p>180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1">
            <text:p>181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1">
            <text:p>181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1">
            <text:p>181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2">
            <text:p>182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2">
            <text:p>182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82">
            <text:p>182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82">
            <text:p>182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83">
            <text:p>183</text:p>
          </table:table-cell>
          <table:table-cell table:number-columns-repeated="2" office:value-type="float" office:value="74">
            <text:p>7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3">
            <text:p>183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83">
            <text:p>183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3">
            <text:p>183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4">
            <text:p>18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84">
            <text:p>18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84">
            <text:p>18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84">
            <text:p>184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85">
            <text:p>18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85">
            <text:p>18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85">
            <text:p>18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6">
            <text:p>18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86">
            <text:p>18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86">
            <text:p>186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8">
            <text:p>188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9">
            <text:p>189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9">
            <text:p>189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89">
            <text:p>189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90">
            <text:p>190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90">
            <text:p>190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90">
            <text:p>190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1">
            <text:p>19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1">
            <text:p>19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91">
            <text:p>19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92">
            <text:p>192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92">
            <text:p>192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92">
            <text:p>192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93">
            <text:p>19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93">
            <text:p>19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93">
            <text:p>193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94">
            <text:p>194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94">
            <text:p>194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94">
            <text:p>194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95">
            <text:p>195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95">
            <text:p>195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5">
            <text:p>195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6">
            <text:p>19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6">
            <text:p>19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7">
            <text:p>197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7">
            <text:p>197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8">
            <text:p>198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8">
            <text:p>198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8">
            <text:p>198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9">
            <text:p>199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99">
            <text:p>19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1">
            <text:p>20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1">
            <text:p>201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2">
            <text:p>20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2">
            <text:p>20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02">
            <text:p>202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3">
            <text:p>203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3">
            <text:p>203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4">
            <text:p>204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4">
            <text:p>204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4">
            <text:p>204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5">
            <text:p>205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05">
            <text:p>205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06">
            <text:p>20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06">
            <text:p>20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06">
            <text:p>20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7">
            <text:p>207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7">
            <text:p>207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8">
            <text:p>20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8">
            <text:p>20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08">
            <text:p>20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8">
            <text:p>208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10">
            <text:p>21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0">
            <text:p>21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0">
            <text:p>21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0">
            <text:p>210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1">
            <text:p>2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1">
            <text:p>2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1">
            <text:p>2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1">
            <text:p>2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1">
            <text:p>2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1">
            <text:p>211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2">
            <text:p>212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3">
            <text:p>213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3">
            <text:p>213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3">
            <text:p>213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3">
            <text:p>213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3">
            <text:p>213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4">
            <text:p>21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14">
            <text:p>21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4">
            <text:p>21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4">
            <text:p>21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4">
            <text:p>214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5">
            <text:p>215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5">
            <text:p>215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5">
            <text:p>215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5">
            <text:p>215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5">
            <text:p>215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6">
            <text:p>21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6">
            <text:p>21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6">
            <text:p>21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6">
            <text:p>21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6">
            <text:p>216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7">
            <text:p>21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7">
            <text:p>217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7">
            <text:p>21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7">
            <text:p>21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7">
            <text:p>21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18">
            <text:p>218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19">
            <text:p>219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19">
            <text:p>219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19">
            <text:p>219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0">
            <text:p>22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0">
            <text:p>22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0">
            <text:p>22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0">
            <text:p>22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0">
            <text:p>22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1">
            <text:p>221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1">
            <text:p>221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1">
            <text:p>221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21">
            <text:p>221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21">
            <text:p>221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22">
            <text:p>222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3">
            <text:p>223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4">
            <text:p>224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4">
            <text:p>224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4">
            <text:p>224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4">
            <text:p>224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4">
            <text:p>224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5">
            <text:p>22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6">
            <text:p>22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6">
            <text:p>22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6">
            <text:p>22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6">
            <text:p>22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6">
            <text:p>22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6">
            <text:p>22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6">
            <text:p>22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6">
            <text:p>226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6">
            <text:p>226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26">
            <text:p>226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7">
            <text:p>22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7">
            <text:p>22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7">
            <text:p>22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7">
            <text:p>22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27">
            <text:p>22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7">
            <text:p>22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7">
            <text:p>22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7">
            <text:p>227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7">
            <text:p>227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7">
            <text:p>227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8">
            <text:p>228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1T09:52:36</dc:date>
    <meta:document-statistic meta:table-count="1" meta:cell-count="1924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8.992cm" xlink:href=".." xlink:type="simple" chart:class="chart:scatter" chart:style-name="ch1">
        <chart:legend chart:legend-position="end" svg:x="13.76cm" svg:y="4.197cm" style:legend-expansion="high" chart:style-name="ch2"/>
        <chart:plot-area chart:style-name="ch3" table:cell-range-address="Sheet1.A1:Sheet1.B481" svg:x="0.77cm" svg:y="0.851cm" svg:width="12.35cm" svg:height="7.542cm">
          <chartooo:coordinate-region svg:x="1.577cm" svg:y="1.051cm" svg:width="11.263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81" chart:class="chart:scatter">
            <chart:domain table:cell-range-address="Sheet1.A1:Sheet1.A481"/>
            <chart:data-point chart:repeated="4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A1:Sheet1.A481</svg:desc>
                </draw:g>
              </table:table-cell>
              <table:table-cell office:value-type="float" office:value="135">
                <text:p>135</text:p>
                <draw:g>
                  <svg:desc>Sheet1.B1:Sheet1.B4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">
                <text:p>1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">
                <text:p>1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">
                <text:p>1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">
                <text:p>1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">
                <text:p>1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">
                <text:p>1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">
                <text:p>1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">
                <text:p>1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">
                <text:p>1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">
                <text:p>11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">
                <text:p>1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">
                <text:p>1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3">
                <text:p>1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">
                <text:p>1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4">
                <text:p>11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">
                <text:p>11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5">
                <text:p>1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">
                <text:p>1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">
                <text:p>1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">
                <text:p>11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">
                <text:p>1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6">
                <text:p>1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">
                <text:p>1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">
                <text:p>1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">
                <text:p>1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">
                <text:p>1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">
                <text:p>1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8">
                <text:p>1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8">
                <text:p>1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9">
                <text:p>1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9">
                <text:p>1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9">
                <text:p>1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9">
                <text:p>1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1">
                <text:p>1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1">
                <text:p>12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2">
                <text:p>12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2">
                <text:p>12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2">
                <text:p>12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">
                <text:p>12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3">
                <text:p>1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3">
                <text:p>1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">
                <text:p>1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3">
                <text:p>1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4">
                <text:p>1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5">
                <text:p>1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5">
                <text:p>1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5">
                <text:p>1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">
                <text:p>1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6">
                <text:p>1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">
                <text:p>1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">
                <text:p>1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">
                <text:p>1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7">
                <text:p>1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">
                <text:p>12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">
                <text:p>12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8">
                <text:p>12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8">
                <text:p>12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8">
                <text:p>12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9">
                <text:p>1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9">
                <text:p>1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9">
                <text:p>1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0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0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0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1">
                <text:p>13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1">
                <text:p>13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1">
                <text:p>13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2">
                <text:p>1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3">
                <text:p>1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">
                <text:p>1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3">
                <text:p>1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3">
                <text:p>13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4">
                <text:p>1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4">
                <text:p>1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">
                <text:p>1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6">
                <text:p>13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6">
                <text:p>1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6">
                <text:p>1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7">
                <text:p>1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">
                <text:p>1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8">
                <text:p>1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8">
                <text:p>1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">
                <text:p>1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">
                <text:p>1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1">
                <text:p>1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">
                <text:p>1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3">
                <text:p>1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6">
                <text:p>1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">
                <text:p>1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9">
                <text:p>15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9">
                <text:p>15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0">
                <text:p>1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0">
                <text:p>1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1">
                <text:p>16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1">
                <text:p>16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1">
                <text:p>16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2">
                <text:p>1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2">
                <text:p>1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3">
                <text:p>1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4">
                <text:p>1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5">
                <text:p>1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">
                <text:p>1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6">
                <text:p>16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6">
                <text:p>16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7">
                <text:p>1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8">
                <text:p>16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8">
                <text:p>16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9">
                <text:p>16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9">
                <text:p>16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1">
                <text:p>17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1">
                <text:p>17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1">
                <text:p>17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2">
                <text:p>1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2">
                <text:p>1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3">
                <text:p>1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3">
                <text:p>1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4">
                <text:p>1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4">
                <text:p>17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5">
                <text:p>1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5">
                <text:p>1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6">
                <text:p>1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6">
                <text:p>1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7">
                <text:p>17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7">
                <text:p>17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8">
                <text:p>1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9">
                <text:p>17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0">
                <text:p>1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0">
                <text:p>1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1">
                <text:p>18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">
                <text:p>18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2">
                <text:p>18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2">
                <text:p>1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3">
                <text:p>1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3">
                <text:p>1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4">
                <text:p>18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4">
                <text:p>18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5">
                <text:p>18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5">
                <text:p>18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6">
                <text:p>1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6">
                <text:p>1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7">
                <text:p>18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8">
                <text:p>1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8">
                <text:p>18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9">
                <text:p>18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9">
                <text:p>18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0">
                <text:p>1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0">
                <text:p>19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1">
                <text:p>19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1">
                <text:p>19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2">
                <text:p>19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2">
                <text:p>19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3">
                <text:p>19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3">
                <text:p>19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4">
                <text:p>1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5">
                <text:p>19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5">
                <text:p>19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6">
                <text:p>1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6">
                <text:p>19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7">
                <text:p>19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7">
                <text:p>19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8">
                <text:p>19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8">
                <text:p>19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9">
                <text:p>19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0">
                <text:p>2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0">
                <text:p>2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">
                <text:p>2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1">
                <text:p>2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">
                <text:p>20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2">
                <text:p>2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3">
                <text:p>2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3">
                <text:p>20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4">
                <text:p>20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4">
                <text:p>2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4">
                <text:p>2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5">
                <text:p>20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5">
                <text:p>20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6">
                <text:p>20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6">
                <text:p>20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7">
                <text:p>20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7">
                <text:p>20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8">
                <text:p>20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8">
                <text:p>20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9">
                <text:p>2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9">
                <text:p>20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0">
                <text:p>2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0">
                <text:p>2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1">
                <text:p>2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1">
                <text:p>21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2">
                <text:p>2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2">
                <text:p>21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3">
                <text:p>21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3">
                <text:p>21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4">
                <text:p>2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4">
                <text:p>2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4">
                <text:p>21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5">
                <text:p>2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5">
                <text:p>2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6">
                <text:p>2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6">
                <text:p>21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7">
                <text:p>21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8">
                <text:p>2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8">
                <text:p>21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9">
                <text:p>21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9">
                <text:p>21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9">
                <text:p>21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20">
                <text:p>2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0">
                <text:p>2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21">
                <text:p>22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1">
                <text:p>22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21">
                <text:p>22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2">
                <text:p>22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2">
                <text:p>2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3">
                <text:p>22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3">
                <text:p>22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23">
                <text:p>22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4">
                <text:p>22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4">
                <text:p>22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4">
                <text:p>2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5">
                <text:p>2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5">
                <text:p>2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6">
                <text:p>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6">
                <text:p>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6">
                <text:p>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7">
                <text:p>22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7">
                <text:p>22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7">
                <text:p>22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8">
                <text:p>2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8">
                <text:p>2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8">
                <text:p>2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9">
                <text:p>2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9">
                <text:p>2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9">
                <text:p>2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0">
                <text:p>2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30">
                <text:p>2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1">
                <text:p>23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1">
                <text:p>23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1">
                <text:p>23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2">
                <text:p>23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2">
                <text:p>23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2">
                <text:p>23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3">
                <text:p>2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33">
                <text:p>2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3">
                <text:p>2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3">
                <text:p>2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4">
                <text:p>2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4">
                <text:p>23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4">
                <text:p>23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5">
                <text:p>23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5">
                <text:p>23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5">
                <text:p>23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6">
                <text:p>23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6">
                <text:p>23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6">
                <text:p>23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7">
                <text:p>23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7">
                <text:p>23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7">
                <text:p>23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38">
                <text:p>23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8">
                <text:p>23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8">
                <text:p>23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8">
                <text:p>23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9">
                <text:p>2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9">
                <text:p>2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9">
                <text:p>2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0">
                <text:p>2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0">
                <text:p>2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0">
                <text:p>2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0">
                <text:p>2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41">
                <text:p>2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1">
                <text:p>2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1">
                <text:p>2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2">
                <text:p>24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2">
                <text:p>2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2">
                <text:p>2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2">
                <text:p>2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3">
                <text:p>24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3">
                <text:p>24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3">
                <text:p>24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43">
                <text:p>24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4">
                <text:p>24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4">
                <text:p>24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4">
                <text:p>24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5">
                <text:p>2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5">
                <text:p>2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5">
                <text:p>2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5">
                <text:p>24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6">
                <text:p>24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6">
                <text:p>24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6">
                <text:p>24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6">
                <text:p>24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7">
                <text:p>2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7">
                <text:p>2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7">
                <text:p>2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7">
                <text:p>2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8">
                <text:p>24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8">
                <text:p>24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8">
                <text:p>24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8">
                <text:p>24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9">
                <text:p>24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9">
                <text:p>24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9">
                <text:p>24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9">
                <text:p>24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9">
                <text:p>24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0">
                <text:p>2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0">
                <text:p>2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0">
                <text:p>2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0">
                <text:p>2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1">
                <text:p>2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1">
                <text:p>2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51">
                <text:p>2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51">
                <text:p>2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52">
                <text:p>2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2">
                <text:p>2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52">
                <text:p>2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2">
                <text:p>2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52">
                <text:p>2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3">
                <text:p>2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3">
                <text:p>2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53">
                <text:p>2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53">
                <text:p>2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54">
                <text:p>25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54">
                <text:p>25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4">
                <text:p>25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4">
                <text:p>25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4">
                <text:p>25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6">
                <text:p>2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56">
                <text:p>25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6">
                <text:p>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6">
                <text:p>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6">
                <text:p>25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57">
                <text:p>2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57">
                <text:p>2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7">
                <text:p>25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7">
                <text:p>25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57">
                <text:p>25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8">
                <text:p>2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8">
                <text:p>2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8">
                <text:p>2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8">
                <text:p>2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8">
                <text:p>2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9">
                <text:p>25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9">
                <text:p>25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9">
                <text:p>25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9">
                <text:p>25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9">
                <text:p>25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60">
                <text:p>2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0">
                <text:p>26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0">
                <text:p>2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0">
                <text:p>2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0">
                <text:p>2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1">
                <text:p>26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1">
                <text:p>26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1">
                <text:p>26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1">
                <text:p>26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1">
                <text:p>26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2">
                <text:p>26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2">
                <text:p>26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2">
                <text:p>26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2">
                <text:p>26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2">
                <text:p>26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2">
                <text:p>26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3">
                <text:p>26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63">
                <text:p>2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63">
                <text:p>2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63">
                <text:p>2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63">
                <text:p>26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64">
                <text:p>2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4">
                <text:p>2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4">
                <text:p>2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4">
                <text:p>2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4">
                <text:p>2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4">
                <text:p>26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5">
                <text:p>2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5">
                <text:p>2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5">
                <text:p>2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5">
                <text:p>2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5">
                <text:p>2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6">
                <text:p>26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6">
                <text:p>26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6">
                <text:p>26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6">
                <text:p>26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6">
                <text:p>26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6">
                <text:p>266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3cm" svg:height="8.992cm" xlink:href=".." xlink:type="simple" chart:class="chart:scatter" chart:style-name="ch1">
        <chart:legend chart:legend-position="end" svg:x="13.76cm" svg:y="4.197cm" style:legend-expansion="high" chart:style-name="ch2"/>
        <chart:plot-area chart:style-name="ch3" table:cell-range-address="Sheet1.C1:Sheet1.D481" svg:x="0.77cm" svg:y="0.851cm" svg:width="12.35cm" svg:height="7.542cm">
          <chartooo:coordinate-region svg:x="1.392cm" svg:y="1.051cm" svg:width="11.542cm" svg:height="6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481" chart:class="chart:scatter">
            <chart:domain table:cell-range-address="Sheet1.C1:Sheet1.C481"/>
            <chart:data-point chart:repeated="4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">
                <text:p>61</text:p>
                <draw:g>
                  <svg:desc>Sheet1.C1:Sheet1.C481</svg:desc>
                </draw:g>
              </table:table-cell>
              <table:table-cell office:value-type="float" office:value="56">
                <text:p>56</text:p>
                <draw:g>
                  <svg:desc>Sheet1.D1:Sheet1.D4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">
                <text:p>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">
                <text:p>6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9">
                <text:p>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